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2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0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2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3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5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3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4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5" style:family="table-cell" style:parent-style-name="Default">
      <style:table-cell-properties fo:background-color="#00ff00"/>
    </style:style>
    <style:style style:name="ce66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00ff"/>
    </style:style>
    <style:style style:name="ce69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3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none" fo:background-color="#00ff00" fo:border-left="0.0138in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ff00ff" fo:border-left="0.0138in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ffff00" fo:border-left="0.0138in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</style:style>
    <style:style style:name="ce78" style:family="table-cell" style:parent-style-name="Default">
      <style:text-properties fo:color="#ff420e" fo:font-weight="bold" style:font-weight-asian="bold" style:font-weight-complex="bold"/>
    </style:style>
    <style:style style:name="ce7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80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3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4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5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6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7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2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3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4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5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6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7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8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100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1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2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 table:number-columns-repeated="7"/>
          <table:table-cell table:style-name="ce71" office:value-type="string" table:number-columns-spanned="4" table:number-rows-spanned="1">
            <text:p>ORGANIZATION OUTLINE</text:p>
          </table:table-cell>
          <table:covered-table-cell table:style-name="ce79"/>
          <table:covered-table-cell table:style-name="ce79"/>
          <table:covered-table-cell table:style-name="ce9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7"/>
          <table:table-cell table:style-name="ce72"/>
          <table:table-cell table:style-name="ce81"/>
          <table:table-cell table:style-name="ce81">
            <draw:custom-shape table:end-cell-address="'Plastimatch 2.0 Organization Draft'.L8" table:end-x="0.1882in" table:end-y="0.0571in" draw:z-index="9" draw:style-name="gr1" draw:text-style-name="P1" svg:width="0.1299in" svg:height="0.6335in" svg:x="0.058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7"/>
          <table:table-cell table:style-name="ce72"/>
          <table:table-cell table:style-name="ce82" office:value-type="string">
            <text:p>test</text:p>
          </table:table-cell>
          <table:table-cell table:style-name="ce80">
            <draw:frame table:end-cell-address="'Plastimatch 2.0 Organization Draft'.M7" table:end-x="0.5988in" table:end-y="0.0504in" draw:z-index="10" draw:style-name="gr2" draw:text-style-name="P3" svg:width="1.2551in" svg:height="0.2413in" svg:x="0.2327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7"/>
          <table:table-cell table:style-name="ce72"/>
          <table:table-cell table:style-name="ce83" office:value-type="string">
            <text:p>q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7"/>
          <table:table-cell table:style-name="ce72"/>
          <table:table-cell table:style-name="ce84" office:value-type="string">
            <text:p>cli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2" table:end-x="0.1992in" table:end-y="0.0736in" draw:z-index="3" draw:style-name="gr1" draw:text-style-name="P1" svg:width="0.1299in" svg:height="0.4945in" svg:x="0.0693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7"/>
          <table:table-cell table:style-name="ce72"/>
          <table:table-cell table:style-name="ce85" office:value-type="string">
            <text:p>script</text:p>
          </table:table-cell>
          <table:table-cell table:style-name="ce80">
            <draw:frame table:end-cell-address="'Plastimatch 2.0 Organization Draft'.M11" table:end-x="0.4366in" table:end-y="0.1256in" draw:z-index="5" draw:style-name="gr2" draw:text-style-name="P3" svg:width="1.072in" svg:height="0.2413in" svg:x="0.2535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2">
            <draw:custom-shape table:end-cell-address="'Plastimatch 2.0 Organization Draft'.J12" table:end-x="0.8098in" table:end-y="0.0039in" draw:z-index="12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6" office:value-type="string">
            <text:p>wildwes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2">
            <draw:frame table:end-cell-address="'Plastimatch 2.0 Organization Draft'.J13" table:end-x="0.8299in" table:end-y="0.102in" draw:z-index="11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9" table:end-x="0.1953in" table:end-y="0.1059in" draw:z-index="4" draw:style-name="gr1" draw:text-style-name="P1" svg:width="0.1299in" svg:height="1.0587in" svg:x="0.0654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2"/>
          <table:table-cell table:style-name="ce87" office:value-type="string">
            <text:p>util</text:p>
          </table:table-cell>
          <table:table-cell table:style-name="ce80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2"/>
          <table:table-cell table:style-name="ce88" office:value-type="string">
            <text:p>dos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2"/>
          <table:table-cell table:style-name="ce89" office:value-type="string">
            <text:p>reconstruct</text:p>
          </table:table-cell>
          <table:table-cell table:style-name="ce80">
            <draw:frame table:end-cell-address="'Plastimatch 2.0 Organization Draft'.M17" table:end-x="0.4386in" table:end-y="0.0862in" draw:z-index="6" draw:style-name="gr2" draw:text-style-name="P3" svg:width="1.072in" svg:height="0.2413in" svg:x="0.2555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2"/>
          <table:table-cell table:style-name="ce90" office:value-type="string">
            <text:p>register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2"/>
          <table:table-cell table:style-name="ce91" office:value-type="string">
            <text:p>segmen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25" table:end-x="0.2098in" table:end-y="0.0252in" draw:z-index="7" draw:style-name="gr1" draw:text-style-name="P1" svg:width="0.1299in" svg:height="0.7807in" svg:x="0.079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2"/>
          <table:table-cell table:style-name="ce92" office:value-type="string">
            <text:p>sys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2"/>
          <table:table-cell table:style-name="ce93" office:value-type="string">
            <text:p>image</text:p>
          </table:table-cell>
          <table:table-cell table:style-name="ce80">
            <draw:frame table:end-cell-address="'Plastimatch 2.0 Organization Draft'.M23" table:end-x="0.4693in" table:end-y="0.1327in" draw:z-index="8" draw:style-name="gr2" draw:text-style-name="P3" svg:width="1.072in" svg:height="0.2413in" svg:x="0.2862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2"/>
          <table:table-cell table:style-name="ce94" office:value-type="string">
            <text:p>cuda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2"/>
          <table:table-cell table:style-name="ce95" office:value-type="string">
            <text:p>opencl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1" office:value-type="string" table:number-columns-spanned="4" table:number-rows-spanned="1">
            <text:p>Move to top level (parallel to plastimatch, ise, etc)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2"/>
          <table:table-cell table:style-name="ce98" office:value-type="string">
            <text:p>mondosho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1" office:value-type="string" table:number-columns-spanned="4" table:number-rows-spanned="1">
            <text:p>Status Codes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2"/>
          <table:table-cell table:style-name="ce70"/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4"/>
          <table:table-cell table:style-name="ce80" office:value-type="string">
            <text:p>Integrated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5"/>
          <table:table-cell table:style-name="ce80" office:value-type="string">
            <text:p>Integrated but moved (permanent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6"/>
          <table:table-cell table:style-name="ce80" office:value-type="string">
            <text:p>Temporarily integrated elsewher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7"/>
          <table:table-cell table:style-name="ce80" office:value-type="string">
            <text:p>On hold (usually a binary interface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78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huffle_mha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iftnD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in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main.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wrap.cpp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plm_cuda_math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api_config.h.in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_a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main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testbench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polyline_itk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structur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est2.cxx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PRECATED</text:p>
          </table:table-cell>
          <table:table-cell table:style-name="ce38" office:value-type="string">
            <text:p>testm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Vmatrix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xyzInt.c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ROADMAP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1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2.TXT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main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main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h</text:p>
          </table:table-cell>
          <table:table-cell table:number-columns-repeated="11"/>
        </table:table-row>
        <table:table-row table:style-name="ro1">
          <table:table-cell table:style-name="ce9" office:value-type="string">
            <text:p>extra</text:p>
          </table:table-cell>
          <table:table-cell table:style-name="ce42" office:value-type="string">
            <text:p>cppcheck.sh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extra</text:p>
          </table:table-cell>
          <table:table-cell table:style-name="ce42" office:value-type="string">
            <text:p>plastimatch-uncrustify.cfg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cxx</text:p>
          </table:table-cell>
          <table:table-cell/>
          <table:table-cell table:style-name="ce65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h</text:p>
          </table:table-cell>
          <table:table-cell/>
          <table:table-cell table:style-name="ce65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table:style-name="ce45" office:value-type="string">
            <text:p>plm_uid_prefix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h</text:p>
          </table:table-cell>
          <table:table-cell/>
          <table:table-cell table:style-name="ce65"/>
          <table:table-cell table:number-columns-repeated="4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rtog_to_mha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6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6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h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cxx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_main.c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l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old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wrap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_a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c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office:value-type="string">
            <text:p>Temporarly part of image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cxx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office:value-type="string">
            <text:p>(needed by rpl_volume.cxx)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h</text:p>
          </table:table-cell>
          <table:table-cell/>
          <table:table-cell table:style-name="ce67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cro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cxx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h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pu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_kernel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layer_cpu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_p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l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main__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optimize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_ol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mput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in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Histogram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ImageDomai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global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initi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main.cu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compiler_warning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_openc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math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config.h.in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cxx</text:p>
          </table:table-cell>
          <table:table-cell/>
          <table:table-cell table:style-name="ce68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h</text:p>
          </table:table-cell>
          <table:table-cell/>
          <table:table-cell table:style-name="ce68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ortran.h.in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in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path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version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c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pstring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_wrap.cpp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.cu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x_test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cmtk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lib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7" office:value-type="string">
            <text:p>fann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abor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dcm1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mex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nlopt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l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mp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qt_test.cxx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est</text:p>
          </table:table-cell>
          <table:table-cell table:style-name="ce57" office:value-type="string">
            <text:p>ransac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sizeof.f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ep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limit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overflow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h</text:p>
          </table:table-cell>
          <table:table-cell table:number-columns-repeated="11"/>
        </table:table-row>
        <table:table-row table:style-name="ro1">
          <table:table-cell table:style-name="ce26" office:value-type="string">
            <text:p>util</text:p>
          </table:table-cell>
          <table:table-cell table:style-name="ce59" office:value-type="string">
            <text:p>closest_point.cxx</text:p>
          </table:table-cell>
          <table:table-cell table:number-columns-repeated="11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cxx</text:p>
          </table:table-cell>
          <table:table-cell table:number-columns-repeated="11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s_main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stance_ma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extract_contou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cxx</text:p>
          </table:table-cell>
          <table:table-cell/>
          <table:table-cell table:style-name="ce67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h</text:p>
          </table:table-cell>
          <table:table-cell/>
          <table:table-cell table:style-name="ce67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_main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union_mask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mex_drr.c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ead_obj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dcmtk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gdcm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h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cxx</text:p>
          </table:table-cell>
          <table:table-cell/>
          <table:table-cell table:style-name="ce69"/>
          <table:table-cell>
            <draw:custom-shape table:end-cell-address="'Plastimatch 2.0 Organization Draft'.E618" table:end-x="0.0945in" table:end-y="0.1512in" draw:z-index="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h</text:p>
          </table:table-cell>
          <table:table-cell/>
          <table:table-cell table:style-name="ce69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cxx</text:p>
          </table:table-cell>
          <table:table-cell/>
          <table:table-cell table:style-name="ce69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h</text:p>
          </table:table-cell>
          <table:table-cell/>
          <table:table-cell table:style-name="ce69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3" office:value-type="string">
            <text:p>warp_parms.h</text:p>
          </table:table-cell>
          <table:table-cell table:number-columns-repeated="11"/>
        </table:table-row>
        <table:table-row table:style-name="ro1">
          <table:table-cell table:style-name="ce31" office:value-type="string">
            <text:p>wildwest</text:p>
          </table:table-cell>
          <table:table-cell table:style-name="ce64" office:value-type="string">
            <text:p>xf_to_empirefmt.cxx</text:p>
          </table:table-cell>
          <table:table-cell table:number-columns-repeated="11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4/24/2012</text:date>, <text:time>12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4T12:24:38</dc:date>
    <dc:creator>James Shackleford</dc:creator>
    <meta:generator>OpenOffice.org/3.2$Unix OpenOffice.org_project/320m12$Build-9483</meta:generator>
    <meta:editing-duration>PT22H44M07S</meta:editing-duration>
    <meta:editing-cycles>40</meta:editing-cycles>
    <meta:document-statistic meta:table-count="1" meta:cell-count="1302" meta:object-count="13"/>
  </office:meta>
</office:document-meta>
</file>